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291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/>
    </style:style>
    <style:style style:name="ce2" style:family="table-cell" style:parent-style-name="Default">
      <style:table-cell-properties fo:background-color="#ff420e"/>
    </style:style>
    <style:style style:name="ce3" style:family="table-cell" style:parent-style-name="Default">
      <style:table-cell-properties fo:background-color="#b3b300"/>
    </style:style>
    <style:style style:name="ce4" style:family="table-cell" style:parent-style-name="Default">
      <style:table-cell-properties fo:background-color="#99ccff"/>
    </style:style>
    <style:style style:name="ce5" style:family="table-cell" style:parent-style-name="Default">
      <style:table-cell-properties fo:background-color="#808019"/>
    </style:style>
    <style:style style:name="ce6" style:family="table-cell" style:parent-style-name="Default">
      <style:table-cell-properties fo:background-color="#ff8080"/>
    </style:style>
    <style:style style:name="ce7" style:family="table-cell" style:parent-style-name="Default">
      <style:table-cell-properties fo:background-color="#ccccff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ff3366"/>
    </style:style>
    <style:style style:name="ce10" style:family="table-cell" style:parent-style-name="Default">
      <style:table-cell-properties fo:background-color="#23b8dc"/>
    </style:style>
    <style:style style:name="ce11" style:family="table-cell" style:parent-style-name="Default">
      <style:table-cell-properties fo:background-color="#aecf00"/>
    </style:style>
    <style:style style:name="ce12" style:family="table-cell" style:parent-style-name="Default">
      <style:table-cell-properties fo:background-color="#83caff"/>
    </style:style>
    <style:style style:name="ce13" style:family="table-cell" style:parent-style-name="Default">
      <style:table-cell-properties fo:background-color="transparent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9.4547in" svg:height="5.4933in" svg:x="0.0433in" svg:y="0.6827in">
            <draw:object draw:notify-on-update-of-ranges="Sheet1.G1:Sheet1.G1 Sheet1.G2:Sheet1.G7 Sheet1.H1:Sheet1.H1 Sheet1.H2:Sheet1.H7 Sheet1.I1:Sheet1.I1 Sheet1.I2:Sheet1.I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number-columns-repeated="5" table:default-cell-style-name="Default"/>
        <table:table-row table:style-name="ro1">
          <table:table-cell office:value-type="string">
            <text:p>asymmetric_0.5</text:p>
          </table:table-cell>
          <table:table-cell office:value-type="string">
            <text:p>s199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2"/>
          <table:table-cell/>
          <table:table-cell office:value-type="string">
            <text:p>Without noise reduction</text:p>
          </table:table-cell>
          <table:table-cell office:value-type="string">
            <text:p>With noise reduction</text:p>
          </table:table-cell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80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2"/>
          <table:table-cell office:value-type="string">
            <text:p>Asymmetric_0.5</text:p>
          </table:table-cell>
          <table:table-cell table:number-columns-repeated="2" office:value-type="float" office:value="718.11222">
            <text:p>718.11222</text:p>
          </table:table-cell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35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2"/>
          <table:table-cell office:value-type="string">
            <text:p>Asymmetric_1.0</text:p>
          </table:table-cell>
          <table:table-cell table:number-columns-repeated="2" office:value-type="float" office:value="718.11222">
            <text:p>718.11222</text:p>
          </table:table-cell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32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2"/>
          <table:table-cell office:value-type="string">
            <text:p>Asymmetric_2.0</text:p>
          </table:table-cell>
          <table:table-cell table:number-columns-repeated="2" office:value-type="float" office:value="718.11222">
            <text:p>718.11222</text:p>
          </table:table-cell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44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2"/>
          <table:table-cell office:value-type="string">
            <text:p>Symmetric_0.5</text:p>
          </table:table-cell>
          <table:table-cell table:number-columns-repeated="2" table:style-name="ce13" office:value-type="float" office:value="925.96859">
            <text:p>925.96859</text:p>
          </table:table-cell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57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2"/>
          <table:table-cell office:value-type="string">
            <text:p>Symmetric_1.0</text:p>
          </table:table-cell>
          <table:table-cell table:number-columns-repeated="2" table:style-name="ce13" office:value-type="float" office:value="925.96859">
            <text:p>925.96859</text:p>
          </table:table-cell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20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2"/>
          <table:table-cell office:value-type="string">
            <text:p>Symmetric_2.0</text:p>
          </table:table-cell>
          <table:table-cell table:number-columns-repeated="2" table:style-name="ce13" office:value-type="float" office:value="925.96859">
            <text:p>925.96859</text:p>
          </table:table-cell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49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78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63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94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29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71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2"/>
          <table:table-cell office:value-type="string">
            <text:p>Asymmetric_0.5</text:p>
          </table:table-cell>
          <table:table-cell table:formula="of:=([.H2]-[.I2])/[.H2]*10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30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2"/>
          <table:table-cell office:value-type="string">
            <text:p>Asymmetric_1.0</text:p>
          </table:table-cell>
          <table:table-cell table:formula="of:=([.H3]-[.I3])/[.H3]*10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42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2"/>
          <table:table-cell office:value-type="string">
            <text:p>Asymmetric_2.0</text:p>
          </table:table-cell>
          <table:table-cell table:formula="of:=([.H4]-[.I4])/[.H4]*10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53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2"/>
          <table:table-cell office:value-type="string">
            <text:p>Symmetric_0.5</text:p>
          </table:table-cell>
          <table:table-cell table:formula="of:=([.H5]-[.I5])/[.H5]*10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83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2"/>
          <table:table-cell office:value-type="string">
            <text:p>Symmetric_1.0</text:p>
          </table:table-cell>
          <table:table-cell table:formula="of:=([.H6]-[.I6])/[.H6]*10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91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2"/>
          <table:table-cell office:value-type="string">
            <text:p>Symmetric_2.0</text:p>
          </table:table-cell>
          <table:table-cell table:formula="of:=([.H7]-[.I7])/[.H7]*10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61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91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48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64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75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33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21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34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97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39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64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65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84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10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38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04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34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87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78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02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32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55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28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30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54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43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56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27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24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43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45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90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86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41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47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68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73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18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44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22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86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88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18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20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53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69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70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72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20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39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07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35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06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12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71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15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17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83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03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63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42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28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40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53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74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28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38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55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66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74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300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23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83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52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23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40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96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14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08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85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03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10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45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32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04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48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57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24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07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04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87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16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54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92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82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19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41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64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08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56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87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95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58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60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27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81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48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59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90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36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47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91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16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75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46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58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17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67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12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12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33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17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42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43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81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00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40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97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51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93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07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86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68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69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09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68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05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49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79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36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93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37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93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85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44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37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58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33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70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55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96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25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77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94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27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73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23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76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31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76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82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06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08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72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52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13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09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22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34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95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46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82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26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92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88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99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51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14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01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21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70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80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62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76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51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02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67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69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22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37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50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13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94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79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35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50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15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11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05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11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29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78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41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95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99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47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60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74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49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65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10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29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01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80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90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84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85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13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19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65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26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77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89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89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45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50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36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63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61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39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59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05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77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16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24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81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97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66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31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19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92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14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15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72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67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75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57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71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09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60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21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31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54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79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26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98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25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18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56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11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89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01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84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00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96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73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02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98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59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46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62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25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30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62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66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98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61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06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88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03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52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38.align.1.msl</text:p>
          </table:table-cell>
          <table:table-cell office:value-type="string">
            <text:p>new</text:p>
          </table:table-cell>
          <table:table-cell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>
            <text:p>Sum</text:p>
          </table:table-cell>
          <table:table-cell table:style-name="Default" table:formula="of:=SUM([.D1:.D300])" office:value-type="float" office:value="215433.666000001">
            <text:p>215433.666000001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>
            <text:p>Average</text:p>
          </table:table-cell>
          <table:table-cell table:style-name="Default" table:formula="of:=[.D301]/300" office:value-type="float" office:value="718.112220000003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9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8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3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3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4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5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2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4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7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6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9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2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7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3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4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5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8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9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6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9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4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6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7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3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2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3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9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3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6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6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8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1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3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0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3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8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7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0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3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5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2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3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5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4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5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2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2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4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4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9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8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4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4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6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7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1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4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2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8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8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1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2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5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6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7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7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2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3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0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3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0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1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7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1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1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8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0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6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4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2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4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5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7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2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3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5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6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7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30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2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8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5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2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4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9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1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0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8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0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1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4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3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0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4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5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2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0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0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8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1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5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9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8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1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4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6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0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5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8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9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5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6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2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8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4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5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9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3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4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9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1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7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4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5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1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6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1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1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3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1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4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4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8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0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4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9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5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9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0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8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6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6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0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6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0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4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7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3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9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3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9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8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4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3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5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3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7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5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9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2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7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9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2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7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2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7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3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7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8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0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0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7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5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1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0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2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3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9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4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8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2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9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8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9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5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1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0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2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7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8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6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7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5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0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6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6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2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3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5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1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9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7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3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5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1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1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0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1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2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7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4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9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9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4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6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7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4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6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1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2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0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8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9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8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8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1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1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6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2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7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8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8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4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5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3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6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6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3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5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0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7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1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2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8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9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6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3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1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9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1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1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7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6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7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5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7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0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6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2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3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5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7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2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9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2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1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5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1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8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0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8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0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9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7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0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9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5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4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6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2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3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6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6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9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6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0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8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0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5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3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>
            <text:p>Sum</text:p>
          </table:table-cell>
          <table:table-cell table:style-name="Default" table:formula="of:=SUM([.D303:.D602])" office:value-type="float" office:value="215433.666000001">
            <text:p>215433.666000001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>
            <text:p>Average</text:p>
          </table:table-cell>
          <table:table-cell table:style-name="Default" table:formula="of:=[.D603]/300" office:value-type="float" office:value="718.112220000003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49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42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76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63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48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41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97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300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82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92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89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85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61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59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94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50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95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78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98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73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68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40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52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69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74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57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54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75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81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91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43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56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72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51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44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47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64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45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66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96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86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38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33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92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87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91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06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60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03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06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09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21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21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93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99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52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41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56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23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02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50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36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24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83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75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16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42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04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94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80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72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52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37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78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79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01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64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11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47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25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08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97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91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17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63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37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15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95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70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57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21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56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39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00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60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20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61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26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54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31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33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89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79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65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53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05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85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83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55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51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35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17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19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95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10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63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44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32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73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76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88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30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23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30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81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62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25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13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25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03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99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02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19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90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15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18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20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98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86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72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28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74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93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36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05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08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50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70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71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38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40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33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97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07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82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84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45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38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31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34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84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14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73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86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77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67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94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07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26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07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69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30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05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68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12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35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43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37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02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45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08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53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16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34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09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76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87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42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27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13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62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14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23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58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69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46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88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32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92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12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09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10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32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57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01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44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35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80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29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15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83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65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31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26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85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59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55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48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18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03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17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01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18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71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39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71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66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46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22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27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39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74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29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93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58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79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54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12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77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22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65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81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28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90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24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78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60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49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34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36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28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41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68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48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64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99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19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55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82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29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13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14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77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04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87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06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40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00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43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27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67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10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75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22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84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49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80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04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90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51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11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70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88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47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67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66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53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16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61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96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59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96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98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89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58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24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11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046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262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symmetric_1.0</text:p>
          </table:table-cell>
          <table:table-cell table:style-name="ce3" office:value-type="string">
            <text:p>s120.align.1.msl</text:p>
          </table:table-cell>
          <table:table-cell table:style-name="ce3" office:value-type="string">
            <text:p>new</text:p>
          </table:table-cell>
          <table:table-cell table:style-name="ce3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>
            <text:p>Sum</text:p>
          </table:table-cell>
          <table:table-cell table:style-name="Default" table:formula="of:=SUM([.D605:.D904])" office:value-type="float" office:value="215433.666000001">
            <text:p>215433.666000001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>
            <text:p>Average</text:p>
          </table:table-cell>
          <table:table-cell table:style-name="Default" table:formula="of:=[.D905]/300" office:value-type="float" office:value="718.112220000003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49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42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76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63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48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41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97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300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82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92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89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85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61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59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94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50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95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78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98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73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68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40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52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69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74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57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54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75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81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91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43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56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72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51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44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47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64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45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66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96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86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38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33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92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87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91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06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60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03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06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09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21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21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93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99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52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41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56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23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02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50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36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24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83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75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16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42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04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94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80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72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52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37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78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79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01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64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11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47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25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08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97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91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17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63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37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15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95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70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57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21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56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39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00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60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20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61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26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54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31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33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89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79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65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53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05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85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83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55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51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35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17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19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95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10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63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44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32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73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76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88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30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23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30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81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62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25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13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25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03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99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02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19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90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15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18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20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98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86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72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28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74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93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36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05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08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50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70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71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38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40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33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97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07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82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84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45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38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31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34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84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14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73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86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77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67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94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07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26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07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69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30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05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68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12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35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43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37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02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45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08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53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16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34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09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76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87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42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27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13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62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14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23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58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69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46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88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32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92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12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09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10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32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57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01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44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35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80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29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15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83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65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31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26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85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59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55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48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18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03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17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01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18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71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39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71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66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46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22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27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39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74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29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93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58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79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54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12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77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22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65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81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28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90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24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78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60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49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34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36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28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41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68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48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64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99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19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55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82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29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13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14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77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04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87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06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40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00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43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27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67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10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75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22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84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49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80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04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90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51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11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70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88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47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67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66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53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16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61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96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59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96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98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89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58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24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11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46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62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20.align.1.msl</text:p>
          </table:table-cell>
          <table:table-cell table:style-name="ce4" office:value-type="string">
            <text:p>old</text:p>
          </table:table-cell>
          <table:table-cell table:style-name="ce4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>
            <text:p>Sum</text:p>
          </table:table-cell>
          <table:table-cell table:style-name="Default" table:formula="of:=SUM([.D907:.D1206])" office:value-type="float" office:value="215433.666000001">
            <text:p>215433.666000001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>
            <text:p>Average</text:p>
          </table:table-cell>
          <table:table-cell table:style-name="Default" table:formula="of:=[.D1207]/300" office:value-type="float" office:value="718.112220000003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73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55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84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77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08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40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66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68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16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34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44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88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43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12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22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06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65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28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66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66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65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88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13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14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72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16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86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33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97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80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98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99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60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67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19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03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28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90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15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23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89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49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51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33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93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57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83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57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17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35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34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24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22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25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07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46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47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44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05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10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82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81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20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94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38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65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93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45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93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61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58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85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18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43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69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54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59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11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08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17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38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96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12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17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60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95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58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99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53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62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42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12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78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03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01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300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95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13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83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25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79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64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74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08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52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21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31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70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42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09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32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31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19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82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79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00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38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63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91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41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50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43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79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95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77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91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94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96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64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45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92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72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97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58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63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63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48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74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27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80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61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89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21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26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25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42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54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09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52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27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96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46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55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86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70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56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67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02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85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45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78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97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67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62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37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41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61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56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05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39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23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26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28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41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85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89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10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54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39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09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73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47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70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07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75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15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20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87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24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20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35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13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56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69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71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02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92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06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26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90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49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76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60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50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53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84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04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15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81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71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73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92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75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62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06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14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30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91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03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50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37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71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99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39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88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51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87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40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69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30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07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35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27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18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49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81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01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68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82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48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31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02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90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74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84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64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37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24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32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23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47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75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76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05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76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11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44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29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83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32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87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00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80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86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78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14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10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36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72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33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59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04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51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18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29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36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77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68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34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19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36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94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98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98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21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57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30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22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16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40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52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01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11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48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59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04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55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153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046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2.0</text:p>
          </table:table-cell>
          <table:table-cell table:style-name="ce5" office:value-type="string">
            <text:p>s229.align.1.msl</text:p>
          </table:table-cell>
          <table:table-cell table:style-name="ce5" office:value-type="string">
            <text:p>new</text:p>
          </table:table-cell>
          <table:table-cell table:style-name="ce5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>
            <text:p>Sum</text:p>
          </table:table-cell>
          <table:table-cell table:style-name="Default" table:formula="of:=SUM([.D1209:.D1508])" office:value-type="float" office:value="215433.666000001">
            <text:p>215433.666000001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>
            <text:p>Average</text:p>
          </table:table-cell>
          <table:table-cell table:style-name="Default" table:formula="of:=[.D1509]/300" office:value-type="float" office:value="718.112220000003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73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55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84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77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08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40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66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68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16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34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44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88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43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12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22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06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65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28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66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66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65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88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13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14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72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16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86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33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97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80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98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99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60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67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19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03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28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90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15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23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89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49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51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33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93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57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83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57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17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35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34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24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22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25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07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46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47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44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05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10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82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81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20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94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38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65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93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45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93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61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58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85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18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43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69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54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59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11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08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17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38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96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12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17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60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95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58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99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53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62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42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12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78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03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01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300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95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13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83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25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79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64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74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08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52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21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31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70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42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09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32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31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19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82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79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00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38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63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91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41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50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43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79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95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77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91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94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96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64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45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92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72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97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58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63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63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48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74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27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80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61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89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21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26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25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42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54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09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52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27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96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46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55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86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70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56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67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02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85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45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78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97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67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62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37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41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61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56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05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39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23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26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28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41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85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89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10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54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39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09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73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47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70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07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75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15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20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87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24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20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35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13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56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69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71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02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92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06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26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90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49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76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60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50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53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84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04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15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81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71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73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92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75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62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06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14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30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91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03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50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37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71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99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39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88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51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87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40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69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30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07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35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27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18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49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81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01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68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82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48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31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02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90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74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84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64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37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24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32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23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47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75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76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05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76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11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44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29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83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32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87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00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80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86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78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14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10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36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72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33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59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04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51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18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29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36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77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68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34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19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36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94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98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98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21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57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30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22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16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40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52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01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11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48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59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04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55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53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46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29.align.1.msl</text:p>
          </table:table-cell>
          <table:table-cell table:style-name="ce6" office:value-type="string">
            <text:p>old</text:p>
          </table:table-cell>
          <table:table-cell table:style-name="ce6" office:value-type="float" office:value="718.11222">
            <text:p>718.11222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>
            <text:p>Sum</text:p>
          </table:table-cell>
          <table:table-cell table:style-name="Default" table:formula="of:=SUM([.D1511:.D1810])" office:value-type="float" office:value="215433.666000001">
            <text:p>215433.666000001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>
            <text:p>Average</text:p>
          </table:table-cell>
          <table:table-cell table:style-name="Default" table:formula="of:=[.D1811]/300" office:value-type="float" office:value="718.112220000003">
            <text:p>718.1122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86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83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03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40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48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53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69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02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63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36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14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66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83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83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06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43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50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86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48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99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33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86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25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30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05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09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65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14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01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97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21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33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02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85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79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74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19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34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04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51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49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20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27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78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44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25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54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84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62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94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08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90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94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85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75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64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66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61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56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05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11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13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90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78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28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10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97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49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39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33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00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36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50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84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21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01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55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97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82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27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62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42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37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17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46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06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40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42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41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84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98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32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34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16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41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52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24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28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80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58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53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03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09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91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63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13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68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96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76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73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57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98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11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17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82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59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62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26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35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42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80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82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80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31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20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17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52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53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93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99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79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40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26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93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79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15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32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71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02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34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66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95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44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71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54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12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67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38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19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68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16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29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44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61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43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81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30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96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35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39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00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67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01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26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63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90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51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73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56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74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48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69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91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29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03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38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69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72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85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15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21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49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22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11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70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05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67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92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20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65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89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47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52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92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96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41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07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30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47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93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89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74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45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19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59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10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38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45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87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07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77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58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73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06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24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29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45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18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92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87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57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95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37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75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36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98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46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09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51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18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76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70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22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58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95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64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24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04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31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31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18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71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60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87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72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72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12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27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300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08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88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78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43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81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76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15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22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08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23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59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37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61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07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14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54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50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46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39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28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55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60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99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81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65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88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04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57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47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94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60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77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32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91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25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10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23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70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35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55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89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23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16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75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68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277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88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12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56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164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symmetric_0.5</text:p>
          </table:table-cell>
          <table:table-cell table:style-name="ce7" office:value-type="string">
            <text:p>s013.align.1.msl</text:p>
          </table:table-cell>
          <table:table-cell table:style-name="ce7" office:value-type="string">
            <text:p>new</text:p>
          </table:table-cell>
          <table:table-cell table:style-name="ce7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>
            <text:p>Sum</text:p>
          </table:table-cell>
          <table:table-cell table:style-name="Default" table:formula="of:=SUM([.D1813:.D2112])" office:value-type="float" office:value="277790.577000001">
            <text:p>277790.577000001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>
            <text:p>Average</text:p>
          </table:table-cell>
          <table:table-cell table:style-name="Default" table:formula="of:=[.D2113]/300" office:value-type="float" office:value="925.968590000003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86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83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03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40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48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53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69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02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63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36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14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66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83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83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06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43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50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86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48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99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33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86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25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30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05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09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65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14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01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97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21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33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02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85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79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74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19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34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04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51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49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20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27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78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44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25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54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84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62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94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08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90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94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85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75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64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66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61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56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05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11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13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90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78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28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10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97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49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39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33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00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36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50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84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21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01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55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97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82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27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62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42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37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17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46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06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40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42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41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84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98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32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34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16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41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52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24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28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80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58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53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03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09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91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63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13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68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96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76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73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57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98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11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17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82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59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62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26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35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42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80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82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80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31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20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17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52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53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93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99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79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40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26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93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79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15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32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71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02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34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66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95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44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71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54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12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67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38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19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68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16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29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44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61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43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81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30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96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35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39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00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67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01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26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63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90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51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73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56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74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48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69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91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29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03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38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69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72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85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15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21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49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22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11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70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05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67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92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20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65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89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47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52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92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96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41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07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30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47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93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89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74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45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19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59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10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38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45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87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07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77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58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73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06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24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29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45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18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92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87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57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95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37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75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36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98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46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09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51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18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76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70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22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58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95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64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24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04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31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31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18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71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60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87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72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72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12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27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300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08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88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78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43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81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76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15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22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08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23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59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37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61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07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14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54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50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46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39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28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55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60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99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81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65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88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04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57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47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94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60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77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32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91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25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10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23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70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35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55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89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23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16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75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68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77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88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12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56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64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13.align.1.msl</text:p>
          </table:table-cell>
          <table:table-cell table:style-name="ce8" office:value-type="string">
            <text:p>old</text:p>
          </table:table-cell>
          <table:table-cell table:style-name="ce8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>
            <text:p>Sum</text:p>
          </table:table-cell>
          <table:table-cell table:style-name="Default" table:formula="of:=SUM([.D2115:.D2414])" office:value-type="float" office:value="277790.577000001">
            <text:p>277790.577000001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>
            <text:p>Average</text:p>
          </table:table-cell>
          <table:table-cell table:style-name="Default" table:formula="of:=[.D2415]/300" office:value-type="float" office:value="925.968590000003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6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2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2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1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4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4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7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0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1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5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3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3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6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1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8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0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3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3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3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3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0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1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6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9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0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3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6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5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9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3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8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5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5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7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7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0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8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3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2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1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3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9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2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4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4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1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7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6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8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9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2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4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7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7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0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5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0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3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8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5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2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6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0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3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8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5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8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2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2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4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2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4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6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9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2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2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2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4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7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7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4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2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0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6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1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7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4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0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8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1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5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6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6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6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2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3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9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3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4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9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8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6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0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4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1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5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1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5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6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0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6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7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2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6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9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3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3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8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8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0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7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3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0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1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8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8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1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3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7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4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4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3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2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2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1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4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5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7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9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9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5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9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3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30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7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4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9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0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4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2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6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9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2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6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0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8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1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8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7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0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9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8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5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9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8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9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2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3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4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1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5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9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9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0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4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5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6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8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5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7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0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1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9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5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0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3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1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6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9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0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0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0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8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4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8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7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2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5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6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9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9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7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2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4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7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2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0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7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6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6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5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2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5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5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1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7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3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8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4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0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4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1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3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3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5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6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7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8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8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6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4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5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9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2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4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5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7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7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5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0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2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1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2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6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8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8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0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1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5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1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9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4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3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5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6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7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1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7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7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4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6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8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9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3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1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4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7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1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1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1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8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1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2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2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8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9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4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8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6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1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4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1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5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0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8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5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7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9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6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3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0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7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9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9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3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6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9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3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5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2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>
            <text:p>Sum</text:p>
          </table:table-cell>
          <table:table-cell table:style-name="Default" table:formula="of:=SUM([.D2417:.D2716])" office:value-type="float" office:value="277790.577000001">
            <text:p>277790.577000001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>
            <text:p>Average</text:p>
          </table:table-cell>
          <table:table-cell table:style-name="Default" table:formula="of:=[.D2717]/300" office:value-type="float" office:value="925.968590000003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6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2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2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1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4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4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7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0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1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5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3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3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6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1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8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0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3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3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3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3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0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1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6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9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0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3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6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5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9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3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8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5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5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7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7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0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8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3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2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1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3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9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2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4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4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1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7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6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8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9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2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4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7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7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0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5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0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3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8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5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2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6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0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3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8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5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8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2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2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4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2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4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6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9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2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2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2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4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7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7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4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2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0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6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1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7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4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0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8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1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5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6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6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6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2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3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9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3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4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9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8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6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0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4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1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5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1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5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6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0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6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7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2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6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9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3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3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8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8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0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7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3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0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1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8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8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1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3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7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4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4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3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2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2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1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4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5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7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9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9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5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9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3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30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7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4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9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0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4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2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6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9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2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6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0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8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1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8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7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0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9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8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5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9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8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9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2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3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4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1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5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9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9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0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4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5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6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8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5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7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0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1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9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5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0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3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1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6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9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0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0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0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8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4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8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7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2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5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6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9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9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7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2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4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7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2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0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7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6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6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5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2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5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5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1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7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3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8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4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0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4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1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3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3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5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6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7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8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8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6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4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5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9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2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4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5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7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7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5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0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2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1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2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6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8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8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0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1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5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1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9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4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3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5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6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7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1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7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7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4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6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8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9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3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1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4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7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1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1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1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8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1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2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2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8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9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4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8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6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1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4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1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5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0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8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5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7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9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6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3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0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7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9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9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3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6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9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3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5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2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>
            <text:p>Sum</text:p>
          </table:table-cell>
          <table:table-cell table:style-name="Default" table:formula="of:=SUM([.D2719:.D3018])" office:value-type="float" office:value="277790.577000001">
            <text:p>277790.577000001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>
            <text:p>Average</text:p>
          </table:table-cell>
          <table:table-cell table:style-name="Default" table:formula="of:=[.D3019]/300" office:value-type="float" office:value="925.968590000003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2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3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6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9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7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3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1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0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6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5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5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8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0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0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8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2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7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9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8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9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2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3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8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0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0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3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7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9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5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4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6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7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3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5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8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5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1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4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0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2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9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3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1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5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6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4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6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6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1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1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5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0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3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4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1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6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8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8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0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8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9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9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6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2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4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4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8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1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1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2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4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6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7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9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9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0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7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9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3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3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7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5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5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0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1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6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1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1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8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8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8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5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1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6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1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9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5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4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4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7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4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0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0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2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4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4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8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2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8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1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8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9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7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0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2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4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5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4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4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4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9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2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4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9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6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8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8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3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4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7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8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9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1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2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3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3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3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4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5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4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6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0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6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9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2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6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5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5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2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5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0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0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0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7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1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2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7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8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7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4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7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4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3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9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5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9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2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0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6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0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4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9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1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9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8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5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1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7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4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3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7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0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5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2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6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0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8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2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3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2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7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9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6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7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4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4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8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3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8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8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5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0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7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5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6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7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7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3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1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6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1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6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4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3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5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9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7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3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3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8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1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3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9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7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6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5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8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7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1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2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0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8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6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2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0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7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4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9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4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9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1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3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7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2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5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5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8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5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0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8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3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3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5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6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2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3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5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6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9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2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2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5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3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7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3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9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2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6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2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1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0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7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2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6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7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8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9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0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9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3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2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6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3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30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1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5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0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1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1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2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1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6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4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6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7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2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0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9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1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1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>
            <text:p>Sum</text:p>
          </table:table-cell>
          <table:table-cell table:style-name="Default" table:formula="of:=SUM([.D3021:.D3320])" office:value-type="float" office:value="277790.577000001">
            <text:p>277790.577000001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>
            <text:p>Average</text:p>
          </table:table-cell>
          <table:table-cell table:style-name="Default" table:formula="of:=[.D3321]/300" office:value-type="float" office:value="925.968590000003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2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3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6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9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7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3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1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0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6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5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5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8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0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0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8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2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7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9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8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9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2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3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8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0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0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3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7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9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5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4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6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7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3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5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8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5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1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4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0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2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9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3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1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5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6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4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6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6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1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1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5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0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3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4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1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6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8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8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0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8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9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9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6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2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4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4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8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1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1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2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4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6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7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9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9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0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7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9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3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3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7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5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5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0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1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6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1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1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8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8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8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5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1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6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1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9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5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4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4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7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4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0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0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2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4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4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8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2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8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1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8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9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7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0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2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4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5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4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4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4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9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2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4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9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6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8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8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3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4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7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8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9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1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2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3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3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3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4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5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4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6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0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6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9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2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6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5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5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2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5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0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0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0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7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1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2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7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8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7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4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7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4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3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9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5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9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2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0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6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0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4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9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1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9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8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5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1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7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4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3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7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0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5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2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6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0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8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2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3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2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7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9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6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7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4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4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8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3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8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8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5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0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7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5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6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7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7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3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1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6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1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6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4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3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5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9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7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3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3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8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1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3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9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7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6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5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8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7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1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2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0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8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6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2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0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7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4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9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4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9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1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3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7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2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5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5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8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5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0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8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3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3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5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6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2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3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5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6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9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2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2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5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3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7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3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9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2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6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2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1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0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7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2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6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7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8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9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0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9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3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2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6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3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30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1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5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0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1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1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2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1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6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4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6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7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2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0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9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1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1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925.96859">
            <text:p>925.96859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>
            <text:p>Sum</text:p>
          </table:table-cell>
          <table:table-cell table:style-name="Default" table:formula="of:=SUM([.D3323:.D3622])" office:value-type="float" office:value="277790.577000001">
            <text:p>277790.577000001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>
            <text:p>Average</text:p>
          </table:table-cell>
          <table:table-cell table:style-name="Default" table:formula="of:=[.D3623]/300" office:value-type="float" office:value="925.968590000003">
            <text:p>925.96859</text:p>
          </table:table-cell>
          <table:table-cell table:number-columns-repeated="5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D3622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a Ristner</meta:initial-creator>
    <meta:creation-date>2012-12-13T15:20:01</meta:creation-date>
    <dc:date>2012-12-13T21:20:05</dc:date>
    <dc:creator>Moa Ristner</dc:creator>
    <meta:editing-duration>PT4H14M35S</meta:editing-duration>
    <meta:editing-cycles>1</meta:editing-cycles>
    <meta:document-statistic meta:table-count="3" meta:cell-count="14481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016cm" svg:height="13.954cm" xlink:href=".." xlink:type="simple" chart:class="chart:bar" chart:style-name="ch1">
        <chart:legend chart:legend-position="end" svg:x="19.663cm" svg:y="6.429cm" style:legend-expansion="high" chart:style-name="ch2"/>
        <chart:plot-area chart:style-name="ch3" table:cell-range-address="Sheet1.G1:Sheet1.I7" chart:data-source-has-labels="both" svg:x="1.491cm" svg:y="1.251cm" svg:width="17.212cm" svg:height="11.443cm">
          <chartooo:coordinate-region svg:x="2.483cm" svg:y="1.45cm" svg:width="16.22cm" svg:height="10.597cm"/>
          <chart:axis chart:dimension="x" chart:name="primary-x" chart:style-name="ch4" chartooo:axis-type="auto">
            <chartooo:date-scale/>
            <chart:title svg:x="9.444cm" svg:y="12.973cm" chart:style-name="ch5">
              <text:p>Data set</text:p>
            </chart:title>
            <chart:categories table:cell-range-address="Sheet1.G2:Sheet1.G7"/>
          </chart:axis>
          <chart:axis chart:dimension="y" chart:name="primary-y" chart:style-name="ch6">
            <chart:title svg:x="0.451cm" svg:y="8.749cm" chart:style-name="ch7">
              <text:p>Robinson-Foulds metric</text:p>
            </chart:title>
            <chart:grid chart:style-name="ch8" chart:class="major"/>
          </chart:axis>
          <chart:series chart:style-name="ch9" chart:values-cell-range-address="Sheet1.H2:Sheet1.H7" chart:label-cell-address="Sheet1.H1:Sheet1.H1" chart:class="chart:bar">
            <chart:data-point chart:repeated="6"/>
          </chart:series>
          <chart:series chart:style-name="ch10" chart:values-cell-range-address="Sheet1.I2:Sheet1.I7" chart:label-cell-address="Sheet1.I1:Sheet1.I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noise reduction</text:p>
                <draw:g>
                  <svg:desc>Sheet1.H1:Sheet1.H1</svg:desc>
                </draw:g>
              </table:table-cell>
              <table:table-cell office:value-type="string">
                <text:p>With noise reduction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ymmetric_0.5</text:p>
                <draw:g>
                  <svg:desc>Sheet1.G2:Sheet1.G7</svg:desc>
                </draw:g>
              </table:table-cell>
              <table:table-cell office:value-type="float" office:value="718.11222">
                <text:p>718.11222</text:p>
                <draw:g>
                  <svg:desc>Sheet1.H2:Sheet1.H7</svg:desc>
                </draw:g>
              </table:table-cell>
              <table:table-cell office:value-type="float" office:value="718.11222">
                <text:p>718.11222</text:p>
                <draw:g>
                  <svg:desc>Sheet1.I2:Sheet1.I7</svg:desc>
                </draw:g>
              </table:table-cell>
            </table:table-row>
            <table:table-row>
              <table:table-cell office:value-type="string">
                <text:p>Asymmetric_1.0</text:p>
              </table:table-cell>
              <table:table-cell office:value-type="float" office:value="718.11222">
                <text:p>718.11222</text:p>
              </table:table-cell>
              <table:table-cell office:value-type="float" office:value="718.11222">
                <text:p>718.11222</text:p>
              </table:table-cell>
            </table:table-row>
            <table:table-row>
              <table:table-cell office:value-type="string">
                <text:p>Asymmetric_2.0</text:p>
              </table:table-cell>
              <table:table-cell office:value-type="float" office:value="718.11222">
                <text:p>718.11222</text:p>
              </table:table-cell>
              <table:table-cell office:value-type="float" office:value="718.11222">
                <text:p>718.11222</text:p>
              </table:table-cell>
            </table:table-row>
            <table:table-row>
              <table:table-cell office:value-type="string">
                <text:p>Symmetric_0.5</text:p>
              </table:table-cell>
              <table:table-cell office:value-type="float" office:value="925.96859">
                <text:p>925.96859</text:p>
              </table:table-cell>
              <table:table-cell office:value-type="float" office:value="925.96859">
                <text:p>925.96859</text:p>
              </table:table-cell>
            </table:table-row>
            <table:table-row>
              <table:table-cell office:value-type="string">
                <text:p>Symmetric_1.0</text:p>
              </table:table-cell>
              <table:table-cell office:value-type="float" office:value="925.96859">
                <text:p>925.96859</text:p>
              </table:table-cell>
              <table:table-cell office:value-type="float" office:value="925.96859">
                <text:p>925.96859</text:p>
              </table:table-cell>
            </table:table-row>
            <table:table-row>
              <table:table-cell office:value-type="string">
                <text:p>Symmetric_2.0</text:p>
              </table:table-cell>
              <table:table-cell office:value-type="float" office:value="925.96859">
                <text:p>925.96859</text:p>
              </table:table-cell>
              <table:table-cell office:value-type="float" office:value="925.96859">
                <text:p>925.968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